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list-style-name="L1" style:name="P1" style:parent-style-name="Text_20_body"/>
    <style:style style:family="paragraph" style:list-style-name="L1" style:name="P2" style:parent-style-name="Heading_20_1"/>
    <style:style style:family="paragraph" style:list-style-name="L1" style:name="P3" style:parent-style-name="Signature"/>
    <style:style style:family="text" style:name="T1">
      <style:text-properties officeooo:rsid="0017acc2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paragraph" style:list-style-name="L1" style:name="a2bf5fc" style:parent-style-name="Signature">
      <style:paragraph-properties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continue-numbering="true" xml:id="list007">
        <text:list-item a="1">
          <text:list b="2">
            <text:list-item c="2">
              <text:p>a: 1.</text:p>
            </text:list-item>
          </text:list>
        </text:list-item>
      </text:list>
      <text:list text:continue-numbering="true">
        <text:list-item>
          <text:p text:style-name="a2bf5fc">b: 2.</text:p>
        </text:list-item>
      </text:list>
      <text:list text:continue-numbering="true">
        <text:list-item>
          <text:list b="2">
            <text:list-item c="2">
              <text:p>c: 3.</text:p>
            </text:list-item>
          </text:list>
        </text:list-item>
      </text:list>
      <text:list text:style-name="L1" xml:id="list32665384">
        <text:list-item>
          <text:p text:style-name="P1"><text:span text:style-name="T1">Line1</text:span> </text:p>
          <text:h text:outline-level="1" text:style-name="P2"><text:span text:style-name="T1">Line2 - first list item</text:span> </text:h>
        </text:list-item>
        <text:list-item>
          <text:p text:style-name="P3"><text:span text:style-name="T1">Line3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family="paragraph" style:name="Signature" style:parent-style-name="Standard">
      <style:paragraph-properties text:line-number="0" text:number-lines="false"/>
    </style:style>
    <style:style style:display-name="Bullet Symbols" style:family="text" style:name="Bullet_20_Symbols">
      <style:text-properties style:font-name="OpenSymbol" style:font-name-asian="OpenSymbol" style:font-name-complex="OpenSymbol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1-31T12:51:41.71</meta:creation-date>
    <dc:date>2018-04-06T23:27:29</dc:date>
    <meta:editing-duration>PT0.046S</meta:editing-duration>
    <meta:editing-cycles>3</meta:editing-cycles>
    <meta:document-statistic meta:character-count="34" meta:image-count="0" meta:non-whitespace-character-count="30" meta:object-count="0" meta:page-count="1" meta:paragraph-count="3" meta:table-count="0" meta:word-count="8"/>
    <meta:generator>StarOffice/8$Win32 OpenOffice.org_project/680m18$Build-9161</meta:generator>
  </office:meta>
</office:document-meta>
</file>